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6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fill-color="#ff00ff" draw:textarea-horizontal-align="justify" draw:textarea-vertical-align="middle" draw:auto-grow-height="false"/>
    </style:style>
    <style:style style:name="gr8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9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-color="#944794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038cm" svg:height="0.935cm" svg:x="5.062cm" svg:y="2.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038cm" svg:height="0.935cm" svg:x="5.062cm" svg:y="3.6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038cm" svg:height="0.935cm" svg:x="5.062cm" svg:y="4.5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038cm" svg:height="0.935cm" svg:x="4.285cm" svg:y="5.0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layer="layout" svg:width="0.853cm" svg:height="0.962cm" svg:x="4.932cm" svg:y="1.6cm">
          <draw:text-box>
            <text:p>2</text:p>
          </draw:text-box>
        </draw:frame>
        <draw:custom-shape draw:style-name="gr3" draw:text-style-name="P1" draw:layer="layout" svg:width="1.038cm" svg:height="0.935cm" svg:x="11.577cm" svg:y="2.6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038cm" svg:height="0.935cm" svg:x="11.577cm" svg:y="3.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038cm" svg:height="0.935cm" svg:x="10.8cm" svg:y="4.0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038cm" svg:height="0.935cm" svg:x="10.8cm" svg:y="4.9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layer="layout" svg:width="0.853cm" svg:height="0.962cm" svg:x="11.347cm" svg:y="1.565cm">
          <draw:text-box>
            <text:p>4</text:p>
          </draw:text-box>
        </draw:frame>
        <draw:custom-shape draw:style-name="gr4" draw:text-style-name="P1" draw:layer="layout" svg:width="1.038cm" svg:height="0.935cm" svg:x="1.8cm" svg:y="2.6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1.038cm" svg:height="0.935cm" svg:x="1.8cm" svg:y="3.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1.038cm" svg:height="0.935cm" svg:x="1.8cm" svg:y="4.5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1.038cm" svg:height="0.935cm" svg:x="1.823cm" svg:y="5.4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layer="layout" svg:width="0.853cm" svg:height="0.962cm" svg:x="1.87cm" svg:y="1.565cm">
          <draw:text-box>
            <text:p>1</text:p>
          </draw:text-box>
        </draw:frame>
        <draw:custom-shape draw:style-name="gr5" draw:text-style-name="P1" draw:layer="layout" svg:width="1.038cm" svg:height="0.935cm" svg:x="12.862cm" svg:y="9.69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1" draw:layer="layout" svg:width="1.038cm" svg:height="0.935cm" svg:x="12.062cm" svg:y="9.2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1" draw:layer="layout" svg:width="1.038cm" svg:height="0.935cm" svg:x="12.062cm" svg:y="10.1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1" draw:layer="layout" svg:width="1.038cm" svg:height="0.935cm" svg:x="11.262cm" svg:y="9.69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layer="layout" svg:width="0.853cm" svg:height="0.962cm" svg:x="12.132cm" svg:y="7.195cm">
          <draw:text-box>
            <text:p>9</text:p>
          </draw:text-box>
        </draw:frame>
        <draw:custom-shape draw:style-name="gr6" draw:text-style-name="P1" draw:layer="layout" svg:width="1.038cm" svg:height="0.935cm" svg:x="14.377cm" svg:y="2.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038cm" svg:height="0.935cm" svg:x="14.377cm" svg:y="3.5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038cm" svg:height="0.935cm" svg:x="15.162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038cm" svg:height="0.935cm" svg:x="15.162cm" svg:y="4.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layer="layout" svg:width="0.853cm" svg:height="0.962cm" svg:x="14.747cm" svg:y="1.5cm">
          <draw:text-box>
            <text:p>5</text:p>
          </draw:text-box>
        </draw:frame>
        <draw:custom-shape draw:style-name="gr7" draw:text-style-name="P1" draw:layer="layout" svg:width="1.038cm" svg:height="0.935cm" svg:x="7.577cm" svg:y="2.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1" draw:layer="layout" svg:width="1.038cm" svg:height="0.935cm" svg:x="7.577cm" svg:y="3.5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1" draw:layer="layout" svg:width="1.038cm" svg:height="0.935cm" svg:x="7.577cm" svg:y="4.4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1" draw:layer="layout" svg:width="1.038cm" svg:height="0.935cm" svg:x="8.362cm" svg:y="4.96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layer="layout" svg:width="0.853cm" svg:height="0.962cm" svg:x="8.047cm" svg:y="1.5cm">
          <draw:text-box>
            <text:p>3</text:p>
          </draw:text-box>
        </draw:frame>
        <draw:custom-shape draw:style-name="gr8" draw:text-style-name="P1" draw:layer="layout" svg:width="1.038cm" svg:height="0.935cm" svg:x="8.262cm" svg:y="8.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1.038cm" svg:height="0.935cm" svg:x="8.262cm" svg:y="9.8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1.038cm" svg:height="0.935cm" svg:x="9.062cm" svg:y="10.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1.038cm" svg:height="0.935cm" svg:x="7.462cm" svg:y="10.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layer="layout" svg:width="0.853cm" svg:height="0.962cm" svg:x="8.332cm" svg:y="7.3cm">
          <draw:text-box>
            <text:p>8</text:p>
          </draw:text-box>
        </draw:frame>
        <draw:custom-shape draw:style-name="gr9" draw:text-style-name="P1" draw:layer="layout" svg:width="1.038cm" svg:height="0.935cm" svg:x="15.762cm" svg:y="8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layer="layout" svg:width="1.038cm" svg:height="0.935cm" svg:x="14.962cm" svg:y="8.9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layer="layout" svg:width="1.038cm" svg:height="0.935cm" svg:x="14.962cm" svg:y="9.90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layer="layout" svg:width="1.038cm" svg:height="0.935cm" svg:x="15.7cm" svg:y="10.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layer="layout" svg:width="1.205cm" svg:height="0.962cm" svg:x="15.432cm" svg:y="7.3cm">
          <draw:text-box>
            <text:p>10</text:p>
          </draw:text-box>
        </draw:frame>
        <draw:custom-shape draw:style-name="gr10" draw:text-style-name="P1" draw:layer="layout" svg:width="1.038cm" svg:height="0.935cm" svg:x="2cm" svg:y="8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1" draw:layer="layout" svg:width="1.038cm" svg:height="0.935cm" svg:x="2cm" svg:y="9.7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1" draw:layer="layout" svg:width="1.038cm" svg:height="0.935cm" svg:x="2cm" svg:y="10.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1" draw:layer="layout" svg:width="1.038cm" svg:height="0.935cm" svg:x="1.2cm" svg:y="10.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layer="layout" svg:width="0.853cm" svg:height="0.962cm" svg:x="1.87cm" svg:y="7.3cm">
          <draw:text-box>
            <text:p>6</text:p>
          </draw:text-box>
        </draw:frame>
        <draw:custom-shape draw:style-name="gr11" draw:text-style-name="P1" draw:layer="layout" svg:width="1.038cm" svg:height="0.935cm" svg:x="4.73cm" svg:y="8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038cm" svg:height="0.935cm" svg:x="4.73cm" svg:y="9.7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038cm" svg:height="0.935cm" svg:x="4.73cm" svg:y="10.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038cm" svg:height="0.935cm" svg:x="5.515cm" svg:y="10.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layer="layout" svg:width="0.853cm" svg:height="0.962cm" svg:x="4.6cm" svg:y="7.3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aurent Lécluse</meta:initial-creator>
    <meta:creation-date>2011-03-13T11:56:47</meta:creation-date>
    <dc:date>2011-03-13T12:16:40</dc:date>
    <dc:creator>Laurent Lécluse</dc:creator>
    <meta:editing-duration>PT00H04M34S</meta:editing-duration>
    <meta:editing-cycles>1</meta:editing-cycles>
    <meta:document-statistic meta:object-count="50"/>
    <meta:generator>OpenOffice.org/3.2$Unix OpenOffice.org_project/320m19$Build-9505</meta:generator>
  </office:meta>
</office:document-meta>
</file>